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rect draw:style-name="gr1" draw:text-style-name="P1" draw:layer="layout" svg:width="2.5cm" svg:height="1cm" svg:x="2.65cm" svg:y="10.3cm">
          <text:p text:style-name="P1"><text:span text:style-name="T1">Receiver</text:span></text:p>
        </draw:rect>
        <draw:g>
          <draw:g>
            <draw:rect draw:style-name="gr2" draw:text-style-name="P2" draw:layer="layout" svg:width="0.5cm" svg:height="0.5cm" svg:x="5.75cm" svg:y="10.4cm">
              <text:p/>
            </draw:rect>
            <draw:rect draw:style-name="gr2" draw:text-style-name="P3" draw:layer="layout" svg:width="0.5cm" svg:height="0.5cm" svg:x="6.25cm" svg:y="10.4cm">
              <text:p/>
            </draw:rect>
            <draw:rect draw:style-name="gr2" draw:text-style-name="P2" draw:layer="layout" svg:width="0.5cm" svg:height="0.5cm" svg:x="6.75cm" svg:y="10.4cm">
              <text:p/>
            </draw:rect>
            <draw:rect draw:style-name="gr2" draw:text-style-name="P2" draw:layer="layout" svg:width="0.5cm" svg:height="0.5cm" svg:x="7.25cm" svg:y="10.4cm">
              <text:p/>
            </draw:rect>
          </draw:g>
          <draw:frame draw:style-name="gr3" draw:text-style-name="P4" draw:layer="layout" svg:width="2.424cm" svg:height="0.569cm" svg:x="5.55cm" svg:y="10.831cm">
            <draw:text-box>
              <text:p><text:span text:style-name="T2">BlockingQueue</text:span></text:p>
            </draw:text-box>
          </draw:frame>
        </draw:g>
        <draw:rect draw:style-name="gr1" draw:text-style-name="P1" draw:id="id1" draw:layer="layout" svg:width="2.5cm" svg:height="1cm" svg:x="2.95cm" svg:y="2.4cm">
          <text:p text:style-name="P1"><text:span text:style-name="T1">Receiver</text:span></text:p>
        </draw:rect>
        <draw:ellipse draw:style-name="gr4" draw:text-style-name="P1" draw:id="id4" draw:layer="layout" svg:width="1.45cm" svg:height="1.35cm" svg:x="11.45cm" svg:y="4.35cm">
          <text:p text:style-name="P2"><text:span text:style-name="T1">Discovery</text:span></text:p>
          <text:p text:style-name="P2"><text:span text:style-name="T1">listener</text:span></text:p>
        </draw:ellipse>
        <draw:ellipse draw:style-name="gr4" draw:text-style-name="P1" draw:id="id2" draw:layer="layout" svg:width="1.45cm" svg:height="1.35cm" svg:x="6.2cm" svg:y="3.55cm">
          <text:p text:style-name="P2"><text:span text:style-name="T1">RTPS</text:span></text:p>
          <text:p text:style-name="P2"><text:span text:style-name="T1">listener</text:span></text:p>
        </draw:ellipse>
        <draw:rect draw:style-name="gr1" draw:text-style-name="P1" draw:id="id3" draw:layer="layout" svg:width="2.95cm" svg:height="1cm" svg:x="6.65cm" svg:y="4.7cm">
          <text:p text:style-name="P1"><text:span text:style-name="T1">SPDP/SEDP </text:span></text:p>
          <text:p text:style-name="P1"><text:span text:style-name="T1">Reader</text:span></text:p>
        </draw:rect>
        <draw:connector draw:style-name="gr5" draw:text-style-name="P5" draw:layer="layout" draw:type="curve" svg:x1="4.2cm" svg:y1="3.4cm" svg:x2="6.2cm" svg:y2="4.225cm" draw:start-shape="id1" draw:start-glue-point="2" draw:end-shape="id2" svg:d="m4200 3400c0 550 666 825 2000 825">
          <text:p/>
        </draw:connector>
        <draw:frame draw:style-name="gr3" draw:text-style-name="P6" draw:layer="layout" svg:width="2.157cm" svg:height="0.493cm" svg:x="3.743cm" svg:y="4.057cm">
          <draw:text-box>
            <text:p text:style-name="P2"><text:span text:style-name="T3">onRTPSMessage</text:span></text:p>
          </draw:text-box>
        </draw:frame>
        <draw:rect draw:style-name="gr1" draw:text-style-name="P1" draw:layer="layout" svg:width="2.5cm" svg:height="1cm" svg:x="12cm" svg:y="3.65cm">
          <text:p text:style-name="P1"><text:span text:style-name="T1">Participant</text:span></text:p>
        </draw:rect>
        <draw:connector draw:style-name="gr6" draw:text-style-name="P2" draw:layer="layout" draw:type="curve" svg:x1="9.6cm" svg:y1="5.2cm" svg:x2="11.45cm" svg:y2="5.025cm" draw:start-shape="id3" draw:start-glue-point="1" draw:end-shape="id4" draw:end-glue-point="3" svg:d="m9600 5200c1348 0 424-175 1850-175">
          <text:p/>
        </draw:connector>
        <draw:frame draw:style-name="gr3" draw:text-style-name="P6" draw:layer="layout" svg:width="2.17cm" svg:height="0.735cm" svg:x="9.73cm" svg:y="5.45cm">
          <draw:text-box>
            <text:p text:style-name="P2"><text:span text:style-name="T3">onSPDPMessage</text:span></text:p>
            <text:p text:style-name="P2"><text:span text:style-name="T3">onSEDPMessage</text:span></text:p>
          </draw:text-box>
        </draw:frame>
        <draw:frame draw:style-name="gr3" draw:text-style-name="P8" draw:layer="layout" svg:width="2.538cm" svg:height="0.806cm" svg:x="1.4cm" svg:y="1.394cm">
          <draw:text-box>
            <text:p text:style-name="P7"><text:span text:style-name="T4">Model #1</text:span></text:p>
          </draw:text-box>
        </draw:frame>
        <draw:rect draw:style-name="gr1" draw:text-style-name="P1" draw:id="id7" draw:layer="layout" svg:width="2.5cm" svg:height="1cm" svg:x="7.4cm" svg:y="2.95cm">
          <text:p text:style-name="P1"><text:span text:style-name="T1">UserData</text:span></text:p>
          <text:p text:style-name="P1"><text:span text:style-name="T1">Reader</text:span></text:p>
        </draw:rect>
        <draw:frame draw:style-name="gr3" draw:text-style-name="P8" draw:layer="layout" svg:width="2.538cm" svg:height="0.806cm" svg:x="1.4cm" svg:y="6.85cm">
          <draw:text-box>
            <text:p text:style-name="P7"><text:span text:style-name="T4">Model #2</text:span></text:p>
          </draw:text-box>
        </draw:frame>
        <draw:g>
          <draw:g>
            <draw:rect draw:style-name="gr2" draw:text-style-name="P9" draw:layer="layout" svg:width="0.5cm" svg:height="0.5cm" svg:x="9.05cm" svg:y="9.35cm">
              <text:p/>
            </draw:rect>
            <draw:rect draw:style-name="gr2" draw:text-style-name="P9" draw:layer="layout" svg:width="0.5cm" svg:height="0.5cm" svg:x="9.55cm" svg:y="9.35cm">
              <text:p/>
            </draw:rect>
            <draw:rect draw:style-name="gr2" draw:text-style-name="P9" draw:layer="layout" svg:width="0.5cm" svg:height="0.5cm" svg:x="10.05cm" svg:y="9.35cm">
              <text:p/>
            </draw:rect>
            <draw:rect draw:style-name="gr2" draw:text-style-name="P9" draw:layer="layout" svg:width="0.5cm" svg:height="0.5cm" svg:x="10.55cm" svg:y="9.35cm">
              <text:p/>
            </draw:rect>
          </draw:g>
          <draw:frame draw:style-name="gr3" draw:text-style-name="P4" draw:layer="layout" svg:width="2.424cm" svg:height="0.569cm" svg:x="8.85cm" svg:y="9.781cm">
            <draw:text-box>
              <text:p><text:span text:style-name="T2">BlockingQueue</text:span></text:p>
            </draw:text-box>
          </draw:frame>
        </draw:g>
        <draw:g>
          <draw:g>
            <draw:rect draw:style-name="gr2" draw:text-style-name="P9" draw:layer="layout" svg:width="0.5cm" svg:height="0.5cm" svg:x="9.026cm" svg:y="11cm">
              <text:p/>
            </draw:rect>
            <draw:rect draw:style-name="gr2" draw:text-style-name="P9" draw:layer="layout" svg:width="0.5cm" svg:height="0.5cm" svg:x="9.526cm" svg:y="11cm">
              <text:p/>
            </draw:rect>
            <draw:rect draw:style-name="gr2" draw:text-style-name="P9" draw:layer="layout" svg:width="0.5cm" svg:height="0.5cm" svg:x="10.026cm" svg:y="11cm">
              <text:p/>
            </draw:rect>
            <draw:rect draw:style-name="gr2" draw:text-style-name="P9" draw:layer="layout" svg:width="0.5cm" svg:height="0.5cm" svg:x="10.526cm" svg:y="11cm">
              <text:p/>
            </draw:rect>
          </draw:g>
          <draw:frame draw:style-name="gr3" draw:text-style-name="P4" draw:layer="layout" svg:width="2.424cm" svg:height="0.569cm" svg:x="8.826cm" svg:y="11.431cm">
            <draw:text-box>
              <text:p><text:span text:style-name="T2">BlockingQueue</text:span></text:p>
            </draw:text-box>
          </draw:frame>
        </draw:g>
        <draw:frame draw:style-name="gr3" draw:text-style-name="P6" draw:layer="layout" svg:width="1.349cm" svg:height="0.493cm" svg:x="8.801cm" svg:y="8.95cm">
          <draw:text-box>
            <text:p text:style-name="P6"><text:span text:style-name="T3">unknown</text:span></text:p>
          </draw:text-box>
        </draw:frame>
        <draw:frame draw:style-name="gr3" draw:text-style-name="P6" draw:layer="layout" svg:width="1.548cm" svg:height="0.493cm" svg:x="8.802cm" svg:y="10.6cm">
          <draw:text-box>
            <text:p text:style-name="P6"><text:span text:style-name="T3">guid_prefix</text:span></text:p>
          </draw:text-box>
        </draw:frame>
        <draw:rect draw:style-name="gr1" draw:text-style-name="P1" draw:id="id5" draw:layer="layout" svg:width="2.95cm" svg:height="1cm" svg:x="11.3cm" svg:y="9.15cm">
          <text:p text:style-name="P1"><text:span text:style-name="T1">SPDP/SEDP </text:span></text:p>
          <text:p text:style-name="P1"><text:span text:style-name="T1">Reader</text:span></text:p>
        </draw:rect>
        <draw:rect draw:style-name="gr1" draw:text-style-name="P1" draw:id="id9" draw:layer="layout" svg:width="2.5cm" svg:height="1cm" svg:x="11.3cm" svg:y="10.8cm">
          <text:p text:style-name="P1"><text:span text:style-name="T1">UserData</text:span></text:p>
          <text:p text:style-name="P1"><text:span text:style-name="T1">Reader</text:span></text:p>
        </draw:rect>
        <draw:frame draw:style-name="gr3" draw:text-style-name="P10" draw:layer="layout" svg:width="4.6cm" svg:height="1.029cm" svg:x="14.8cm" svg:y="1.353cm">
          <draw:text-box>
            <text:p><text:span text:style-name="T1">- onRTPSMessage should</text:span></text:p>
            <text:p><text:span text:style-name="T1"><text:s text:c="2"/></text:span><text:span text:style-name="T1">Spawn a new thread</text:span></text:p>
          </draw:text-box>
        </draw:frame>
        <draw:rect draw:style-name="gr1" draw:text-style-name="P1" draw:layer="layout" svg:width="0.7cm" svg:height="3.7cm" svg:x="8.05cm" svg:y="8.85cm">
          <text:p text:style-name="P1"><text:span text:style-name="T1">Mux</text:span></text:p>
        </draw:rect>
        <draw:ellipse draw:style-name="gr4" draw:text-style-name="P1" draw:id="id6" draw:layer="layout" svg:width="1.45cm" svg:height="1.35cm" svg:x="15.9cm" svg:y="8.35cm">
          <text:p text:style-name="P2"><text:span text:style-name="T1">Discovery</text:span></text:p>
          <text:p text:style-name="P2"><text:span text:style-name="T1">listener</text:span></text:p>
        </draw:ellipse>
        <draw:rect draw:style-name="gr1" draw:text-style-name="P1" draw:layer="layout" svg:width="2.5cm" svg:height="1cm" svg:x="16.45cm" svg:y="7.65cm">
          <text:p text:style-name="P1"><text:span text:style-name="T1">Participant</text:span></text:p>
        </draw:rect>
        <draw:connector draw:style-name="gr6" draw:text-style-name="P2" draw:layer="layout" draw:type="curve" svg:x1="14.25cm" svg:y1="9.65cm" svg:x2="15.9cm" svg:y2="9.025cm" draw:start-shape="id5" draw:start-glue-point="1" draw:end-shape="id6" draw:end-glue-point="3" svg:d="m14250 9650c1198 0 374-625 1650-625">
          <text:p/>
        </draw:connector>
        <draw:frame draw:style-name="gr3" draw:text-style-name="P6" draw:layer="layout" svg:width="2.17cm" svg:height="0.735cm" svg:x="14.38cm" svg:y="9.515cm">
          <draw:text-box>
            <text:p text:style-name="P2"><text:span text:style-name="T3">onSPDPMessage</text:span></text:p>
            <text:p text:style-name="P2"><text:span text:style-name="T3">onSEDPMessage</text:span></text:p>
          </draw:text-box>
        </draw:frame>
        <draw:ellipse draw:style-name="gr4" draw:text-style-name="P1" draw:id="id8" draw:layer="layout" svg:width="1.45cm" svg:height="1.35cm" svg:x="11.8cm" svg:y="1.55cm">
          <text:p text:style-name="P2"><text:span text:style-name="T1">Data</text:span></text:p>
          <text:p text:style-name="P2"><text:span text:style-name="T1">listener</text:span></text:p>
        </draw:ellipse>
        <draw:connector draw:style-name="gr6" draw:text-style-name="P2" draw:layer="layout" draw:type="curve" svg:x1="9.9cm" svg:y1="3.45cm" svg:x2="11.8cm" svg:y2="2.225cm" draw:start-shape="id7" draw:start-glue-point="1" draw:end-shape="id8" draw:end-glue-point="3" svg:d="m9900 3450c1425 0 475-1225 1900-1225">
          <text:p/>
        </draw:connector>
        <draw:frame draw:style-name="gr3" draw:text-style-name="P6" draw:layer="layout" svg:width="2.056cm" svg:height="0.493cm" svg:x="9.7cm" svg:y="1.75cm">
          <draw:text-box>
            <text:p text:style-name="P2"><text:span text:style-name="T3">onDataAvailable</text:span></text:p>
          </draw:text-box>
        </draw:frame>
        <draw:frame draw:style-name="gr3" draw:text-style-name="P12" draw:layer="layout" svg:width="2.805cm" svg:height="0.977cm" svg:x="5.2cm" svg:y="7.85cm">
          <draw:text-box>
            <text:p text:style-name="P11"><text:span text:style-name="T5">Only succesfully parsed </text:span></text:p>
            <text:p text:style-name="P11"><text:span text:style-name="T5">messages arrive to this </text:span></text:p>
            <text:p text:style-name="P11"><text:span text:style-name="T5">queue.</text:span></text:p>
          </draw:text-box>
        </draw:frame>
        <draw:frame draw:style-name="gr3" draw:text-style-name="P12" draw:layer="layout" svg:width="4.689cm" svg:height="1.461cm" svg:x="8.85cm" svg:y="7.2cm">
          <draw:text-box>
            <text:p text:style-name="P11"><text:span text:style-name="T5">Each reader has a dedicated queue,</text:span></text:p>
            <text:p text:style-name="P11"><text:span text:style-name="T5">And one queue for ”unknown” recipients.</text:span></text:p>
            <text:p text:style-name="P11"><text:span text:style-name="T5">InfoDestination can be used to select queue.</text:span></text:p>
            <text:p text:style-name="P11"><text:span text:style-name="T5"/></text:p>
            <text:p text:style-name="P11"><text:span text:style-name="T5">Queue could also represent history_cache</text:span></text:p>
          </draw:text-box>
        </draw:frame>
        <draw:frame draw:style-name="gr3" draw:text-style-name="P10" draw:layer="layout" svg:width="4.32cm" svg:height="1.029cm" svg:x="14.8cm" svg:y="2.524cm">
          <draw:text-box>
            <text:p><text:span text:style-name="T1">- How to throttle / control</text:span></text:p>
            <text:p><text:span text:style-name="T1"><text:s text:c="2"/></text:span><text:span text:style-name="T1">threads / resources</text:span></text:p>
          </draw:text-box>
        </draw:frame>
        <draw:frame draw:style-name="gr3" draw:text-style-name="P10" draw:layer="layout" svg:width="4.206cm" svg:height="1.029cm" svg:x="14.8cm" svg:y="3.571cm">
          <draw:text-box>
            <text:p><text:span text:style-name="T1">- How to control order</text:span></text:p>
            <text:p><text:span text:style-name="T1"><text:s text:c="2"/></text:span><text:span text:style-name="T1">Of received messages</text:span></text:p>
          </draw:text-box>
        </draw:frame>
        <draw:line draw:style-name="gr7" draw:text-style-name="P2" draw:layer="layout" svg:x1="1.4cm" svg:y1="6.6cm" svg:x2="19.8cm" svg:y2="6.6cm">
          <text:p/>
        </draw:line>
        <draw:ellipse draw:style-name="gr4" draw:text-style-name="P1" draw:id="id10" draw:layer="layout" svg:width="1.45cm" svg:height="1.35cm" svg:x="15.65cm" svg:y="10.65cm">
          <text:p text:style-name="P2"><text:span text:style-name="T1">Data</text:span></text:p>
          <text:p text:style-name="P2"><text:span text:style-name="T1">listener</text:span></text:p>
        </draw:ellipse>
        <draw:connector draw:style-name="gr6" draw:text-style-name="P2" draw:layer="layout" draw:type="curve" svg:x1="13.8cm" svg:y1="11.3cm" svg:x2="15.65cm" svg:y2="11.325cm" draw:start-shape="id9" draw:start-glue-point="1" draw:end-shape="id10" draw:end-glue-point="3" svg:d="m13800 11300c1387 0 463 25 1850 25">
          <text:p/>
        </draw:connector>
        <draw:frame draw:style-name="gr3" draw:text-style-name="P6" draw:layer="layout" svg:width="2.056cm" svg:height="0.493cm" svg:x="13.7cm" svg:y="11.357cm">
          <draw:text-box>
            <text:p text:style-name="P2"><text:span text:style-name="T3">onDataAvailable</text:span></text:p>
          </draw:text-box>
        </draw:frame>
        <draw:frame draw:style-name="gr3" draw:text-style-name="P10" draw:layer="layout" svg:width="7.119cm" svg:height="1.029cm" svg:x="9.1cm" svg:y="12.171cm">
          <draw:text-box>
            <text:p><text:span text:style-name="T1">- Each entity created spawns a new thread</text:span></text:p>
            <text:p><text:span text:style-name="T1"><text:s text:c="2"/></text:span><text:span text:style-name="T1">+ some threads for receiver &amp; mux</text:span></text:p>
          </draw:text-box>
        </draw:frame>
        <draw:rect draw:style-name="gr1" draw:text-style-name="P1" draw:layer="layout" svg:width="2.5cm" svg:height="1cm" svg:x="1.669cm" svg:y="18.003cm">
          <text:p text:style-name="P1"><text:span text:style-name="T1">Receiver</text:span></text:p>
        </draw:rect>
        <draw:g>
          <draw:g>
            <draw:rect draw:style-name="gr2" draw:text-style-name="P2" draw:layer="layout" svg:width="0.5cm" svg:height="0.5cm" svg:x="4.4cm" svg:y="18.2cm">
              <text:p/>
            </draw:rect>
            <draw:rect draw:style-name="gr2" draw:text-style-name="P3" draw:layer="layout" svg:width="0.5cm" svg:height="0.5cm" svg:x="4.9cm" svg:y="18.2cm">
              <text:p/>
            </draw:rect>
            <draw:rect draw:style-name="gr2" draw:text-style-name="P2" draw:layer="layout" svg:width="0.5cm" svg:height="0.5cm" svg:x="5.4cm" svg:y="18.2cm">
              <text:p/>
            </draw:rect>
            <draw:rect draw:style-name="gr2" draw:text-style-name="P2" draw:layer="layout" svg:width="0.5cm" svg:height="0.5cm" svg:x="5.9cm" svg:y="18.2cm">
              <text:p/>
            </draw:rect>
          </draw:g>
          <draw:frame draw:style-name="gr3" draw:text-style-name="P4" draw:layer="layout" svg:width="2.424cm" svg:height="0.569cm" svg:x="4.2cm" svg:y="18.631cm">
            <draw:text-box>
              <text:p><text:span text:style-name="T2">BlockingQueue</text:span></text:p>
            </draw:text-box>
          </draw:frame>
        </draw:g>
        <draw:frame draw:style-name="gr3" draw:text-style-name="P8" draw:layer="layout" svg:width="2.538cm" svg:height="0.806cm" svg:x="1.08cm" svg:y="14.148cm">
          <draw:text-box>
            <text:p text:style-name="P7"><text:span text:style-name="T4">Model #3</text:span></text:p>
          </draw:text-box>
        </draw:frame>
        <draw:rect draw:style-name="gr1" draw:text-style-name="P1" draw:id="id11" draw:layer="layout" svg:width="2.95cm" svg:height="1cm" svg:x="10.969cm" svg:y="16.753cm">
          <text:p text:style-name="P1"><text:span text:style-name="T1">SPDP/SEDP </text:span></text:p>
          <text:p text:style-name="P1"><text:span text:style-name="T1">Reader</text:span></text:p>
        </draw:rect>
        <draw:rect draw:style-name="gr1" draw:text-style-name="P1" draw:id="id13" draw:layer="layout" svg:width="2.5cm" svg:height="1cm" svg:x="10.969cm" svg:y="18.403cm">
          <text:p text:style-name="P1"><text:span text:style-name="T1">UserData</text:span></text:p>
          <text:p text:style-name="P1"><text:span text:style-name="T1">Reader</text:span></text:p>
        </draw:rect>
        <draw:rect draw:style-name="gr1" draw:text-style-name="P1" draw:id="id15" draw:layer="layout" svg:width="1.97cm" svg:height="3.7cm" svg:x="6.65cm" svg:y="16.65cm">
          <text:p text:style-name="P1"><text:span text:style-name="T1">Mux</text:span></text:p>
        </draw:rect>
        <draw:ellipse draw:style-name="gr4" draw:text-style-name="P1" draw:id="id12" draw:layer="layout" svg:width="1.45cm" svg:height="1.35cm" svg:x="15.569cm" svg:y="15.953cm">
          <text:p text:style-name="P2"><text:span text:style-name="T1">Discovery</text:span></text:p>
          <text:p text:style-name="P2"><text:span text:style-name="T1">listener</text:span></text:p>
        </draw:ellipse>
        <draw:rect draw:style-name="gr1" draw:text-style-name="P1" draw:layer="layout" svg:width="2.5cm" svg:height="1cm" svg:x="16.119cm" svg:y="15.253cm">
          <text:p text:style-name="P1"><text:span text:style-name="T1">Participant</text:span></text:p>
        </draw:rect>
        <draw:connector draw:style-name="gr6" draw:text-style-name="P2" draw:layer="layout" draw:type="curve" svg:x1="13.919cm" svg:y1="17.253cm" svg:x2="15.569cm" svg:y2="16.628cm" draw:start-shape="id11" draw:start-glue-point="1" draw:end-shape="id12" draw:end-glue-point="3" svg:d="m13919 17253c1198 0 374-625 1650-625">
          <text:p/>
        </draw:connector>
        <draw:frame draw:style-name="gr3" draw:text-style-name="P6" draw:layer="layout" svg:width="2.17cm" svg:height="0.735cm" svg:x="14.049cm" svg:y="17.118cm">
          <draw:text-box>
            <text:p text:style-name="P2"><text:span text:style-name="T3">onSPDPMessage</text:span></text:p>
            <text:p text:style-name="P2"><text:span text:style-name="T3">onSEDPMessage</text:span></text:p>
          </draw:text-box>
        </draw:frame>
        <draw:frame draw:style-name="gr3" draw:text-style-name="P12" draw:layer="layout" svg:width="2.805cm" svg:height="0.977cm" svg:x="4.219cm" svg:y="15.553cm">
          <draw:text-box>
            <text:p text:style-name="P11"><text:span text:style-name="T5">Only succesfully parsed </text:span></text:p>
            <text:p text:style-name="P11"><text:span text:style-name="T5">messages arrive to this </text:span></text:p>
            <text:p text:style-name="P11"><text:span text:style-name="T5">queue.</text:span></text:p>
          </draw:text-box>
        </draw:frame>
        <draw:line draw:style-name="gr7" draw:text-style-name="P2" draw:layer="layout" svg:x1="1.08cm" svg:y1="13.898cm" svg:x2="19.48cm" svg:y2="13.898cm">
          <text:p/>
        </draw:line>
        <draw:ellipse draw:style-name="gr4" draw:text-style-name="P1" draw:id="id14" draw:layer="layout" svg:width="1.45cm" svg:height="1.35cm" svg:x="15.319cm" svg:y="18.253cm">
          <text:p text:style-name="P2"><text:span text:style-name="T1">Data</text:span></text:p>
          <text:p text:style-name="P2"><text:span text:style-name="T1">listener</text:span></text:p>
        </draw:ellipse>
        <draw:connector draw:style-name="gr6" draw:text-style-name="P2" draw:layer="layout" draw:type="curve" svg:x1="13.469cm" svg:y1="18.903cm" svg:x2="15.319cm" svg:y2="18.928cm" draw:start-shape="id13" draw:start-glue-point="1" draw:end-shape="id14" draw:end-glue-point="3" svg:d="m13469 18903c1387 0 463 25 1850 25">
          <text:p/>
        </draw:connector>
        <draw:frame draw:style-name="gr3" draw:text-style-name="P6" draw:layer="layout" svg:width="2.056cm" svg:height="0.493cm" svg:x="13.369cm" svg:y="18.96cm">
          <draw:text-box>
            <text:p text:style-name="P2"><text:span text:style-name="T3">onDataAvailable</text:span></text:p>
          </draw:text-box>
        </draw:frame>
        <draw:frame draw:style-name="gr3" draw:text-style-name="P10" draw:layer="layout" svg:width="8.812cm" svg:height="1.418cm" svg:x="11.32cm" svg:y="20.055cm">
          <draw:text-box>
            <text:p><text:span text:style-name="T1">- Separate threapools for receiver to parse messages</text:span></text:p>
            <text:p><text:span text:style-name="T1"><text:s text:c="2"/></text:span><text:span text:style-name="T1">Into incoming queue and for Mux to propagate</text:span></text:p>
            <text:p><text:span text:style-name="T1"><text:s text:c="2"/></text:span><text:span text:style-name="T1">Messages </text:span></text:p>
          </draw:text-box>
        </draw:frame>
        <draw:ellipse draw:style-name="gr4" draw:text-style-name="P1" draw:id="id16" draw:layer="layout" svg:width="1.45cm" svg:height="1.35cm" svg:x="9.789cm" svg:y="16.405cm">
          <text:p text:style-name="P2"><text:span text:style-name="T1">RTPS</text:span></text:p>
          <text:p text:style-name="P2"><text:span text:style-name="T1">listener</text:span></text:p>
        </draw:ellipse>
        <draw:ellipse draw:style-name="gr4" draw:text-style-name="P1" draw:id="id17" draw:layer="layout" svg:width="1.45cm" svg:height="1.35cm" svg:x="9.939cm" svg:y="18.605cm">
          <text:p text:style-name="P2"><text:span text:style-name="T1">RTPS</text:span></text:p>
          <text:p text:style-name="P2"><text:span text:style-name="T1">listener</text:span></text:p>
        </draw:ellipse>
        <draw:connector draw:style-name="gr6" draw:text-style-name="P2" draw:layer="layout" draw:type="curve" svg:x1="8.62cm" svg:y1="18.5cm" svg:x2="9.789cm" svg:y2="17.08cm" draw:start-shape="id15" draw:start-glue-point="1" draw:end-shape="id16" draw:end-glue-point="3" svg:d="m8620 18500c877 0 293-1420 1169-1420">
          <text:p/>
        </draw:connector>
        <draw:connector draw:style-name="gr6" draw:text-style-name="P2" draw:layer="layout" draw:type="curve" svg:x1="8.62cm" svg:y1="18.5cm" svg:x2="9.939cm" svg:y2="19.28cm" draw:start-shape="id15" draw:start-glue-point="1" draw:end-shape="id17" svg:d="m8620 18500c990 0 331 780 1319 780">
          <text:p/>
        </draw:connector>
        <draw:frame draw:style-name="gr3" draw:text-style-name="P6" draw:layer="layout" svg:width="2.157cm" svg:height="0.493cm" svg:x="8.943cm" svg:y="18.107cm">
          <draw:text-box>
            <text:p text:style-name="P2"><text:span text:style-name="T3">onRTPSMessage</text:span></text:p>
          </draw:text-box>
        </draw:frame>
        <draw:frame draw:style-name="gr3" draw:text-style-name="P12" draw:layer="layout" svg:width="3.089cm" svg:height="0.735cm" svg:x="3.811cm" svg:y="11.715cm">
          <draw:text-box>
            <text:p text:style-name="P11"><text:span text:style-name="T5">Messages can be received </text:span></text:p>
            <text:p text:style-name="P11"><text:span text:style-name="T5">fromMultiple hosts</text:span></text:p>
          </draw:text-box>
        </draw:frame>
        <draw:frame draw:style-name="gr3" draw:text-style-name="P12" draw:layer="layout" svg:width="3.089cm" svg:height="0.735cm" svg:x="1.811cm" svg:y="4.415cm">
          <draw:text-box>
            <text:p text:style-name="P11"><text:span text:style-name="T5">Messages can be received </text:span></text:p>
            <text:p text:style-name="P11"><text:span text:style-name="T5">fromMultiple hosts</text:span></text:p>
          </draw:text-box>
        </draw:frame>
        <draw:frame draw:style-name="gr3" draw:text-style-name="P12" draw:layer="layout" svg:width="3.089cm" svg:height="0.735cm" svg:x="2.7cm" svg:y="19.35cm">
          <draw:text-box>
            <text:p text:style-name="P11"><text:span text:style-name="T5">Messages can be received </text:span></text:p>
            <text:p text:style-name="P11"><text:span text:style-name="T5">fromMultiple ho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ka Riekkinen</meta:initial-creator>
    <meta:creation-date>2012-03-28T09:00:34.79</meta:creation-date>
    <dc:date>2012-03-28T10:40:28.54</dc:date>
    <dc:creator>Mika Riekkinen</dc:creator>
    <meta:editing-duration>PT01H24M35S</meta:editing-duration>
    <meta:editing-cycles>18</meta:editing-cycles>
    <meta:generator>OpenOffice.org/3.2$Win32 OpenOffice.org_project/320m18$Build-9502</meta:generator>
    <meta:document-statistic meta:object-count="86"/>
  </office:meta>
</office:document-meta>
</file>